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c168" officeooo:paragraph-rsid="0017c168"/>
    </style:style>
    <style:style style:name="P2" style:family="paragraph" style:parent-style-name="Standard">
      <style:text-properties fo:color="#5983b0" loext:opacity="100%" style:font-name="Cascadia Mono" fo:font-size="9.5pt" officeooo:rsid="0017c168" officeooo:paragraph-rsid="0017c168" style:font-size-asian="9.5pt"/>
    </style:style>
    <style:style style:name="P3" style:family="paragraph" style:parent-style-name="Standard">
      <style:text-properties style:use-window-font-color="true" loext:opacity="0%" style:font-name="Cascadia Mono" fo:font-size="9.5pt" officeooo:rsid="0017e07f" officeooo:paragraph-rsid="0017e07f" style:font-size-asian="9.5pt"/>
    </style:style>
    <style:style style:name="P4" style:family="paragraph" style:parent-style-name="Standard">
      <style:text-properties style:use-window-font-color="true" loext:opacity="0%" style:font-name="Cascadia Mono" fo:font-size="9.5pt" officeooo:rsid="0019dedb" officeooo:paragraph-rsid="0019dedb" style:font-size-asian="9.5pt"/>
    </style:style>
    <style:style style:name="P5" style:family="paragraph" style:parent-style-name="Standard">
      <style:text-properties style:font-name="Cascadia Mono" fo:font-size="9.5pt" officeooo:rsid="0017e07f" officeooo:paragraph-rsid="0017e07f" style:font-size-asian="9.5pt"/>
    </style:style>
    <style:style style:name="P6" style:family="paragraph" style:parent-style-name="Standard">
      <style:text-properties style:font-name="Cascadia Mono" fo:font-size="9.5pt" style:font-size-asian="9.5pt"/>
    </style:style>
    <style:style style:name="P7" style:family="paragraph" style:parent-style-name="Standard">
      <style:text-properties style:font-name="Cascadia Mono" fo:font-size="9.5pt" officeooo:rsid="0019dedb" officeooo:paragraph-rsid="0019dedb" style:font-size-asian="9.5pt"/>
    </style:style>
    <style:style style:name="P8" style:family="paragraph" style:parent-style-name="Standard">
      <style:text-properties style:font-name="Cascadia Mono" fo:font-size="8pt" style:font-size-asian="8pt" style:font-size-complex="8pt"/>
    </style:style>
    <style:style style:name="P9" style:family="paragraph" style:parent-style-name="Standard">
      <style:text-properties fo:color="#000000" loext:opacity="100%" style:font-name="Cascadia Mono" fo:font-size="9.5pt" style:font-size-asian="9.5pt"/>
    </style:style>
    <style:style style:name="P10" style:family="paragraph" style:parent-style-name="Standard">
      <style:text-properties fo:color="#000000" loext:opacity="100%" style:font-name="Cascadia Mono" fo:font-size="9.5pt" officeooo:rsid="0017e07f" officeooo:paragraph-rsid="0017e07f" style:font-size-asian="9.5pt"/>
    </style:style>
    <style:style style:name="P11" style:family="paragraph" style:parent-style-name="Standard">
      <style:text-properties fo:color="#000000" loext:opacity="100%" style:font-name="Cascadia Mono" fo:font-size="9.5pt" fo:font-weight="normal" officeooo:rsid="0019dedb" officeooo:paragraph-rsid="0019dedb" style:font-size-asian="9.5pt" style:font-weight-asian="normal" style:font-weight-complex="normal"/>
    </style:style>
    <style:style style:name="P12" style:family="paragraph" style:parent-style-name="Standard">
      <style:text-properties fo:color="#000000" loext:opacity="100%" style:font-name="Cascadia Mono" fo:font-size="9.5pt" fo:font-weight="normal" officeooo:rsid="001af708" officeooo:paragraph-rsid="001af708" style:font-size-asian="9.5pt" style:font-weight-asian="normal" style:font-weight-complex="normal"/>
    </style:style>
    <style:style style:name="P13" style:family="paragraph" style:parent-style-name="Standard">
      <style:text-properties fo:color="#000000" loext:opacity="100%" style:font-name="Cascadia Mono" fo:font-size="8pt" style:font-size-asian="8pt" style:font-size-complex="8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text-properties officeooo:rsid="001f42c1" officeooo:paragraph-rsid="001f42c1"/>
    </style:style>
    <style:style style:name="P16" style:family="paragraph" style:parent-style-name="Standard" style:list-style-name="L1">
      <style:text-properties officeooo:rsid="0017c168" officeooo:paragraph-rsid="0017c168"/>
    </style:style>
    <style:style style:name="P17" style:family="paragraph" style:parent-style-name="Standard" style:list-style-name="L1">
      <style:text-properties fo:color="#000000" loext:opacity="100%" style:font-name="Cascadia Mono" fo:font-size="9.5pt" officeooo:rsid="0017c168" officeooo:paragraph-rsid="0017c168" style:font-size-asian="9.5pt"/>
    </style:style>
    <style:style style:name="P18" style:family="paragraph" style:parent-style-name="Standard" style:list-style-name="L3">
      <style:text-properties fo:color="#000000" loext:opacity="100%" style:font-name="Cascadia Mono" fo:font-size="9.5pt" fo:font-weight="normal" officeooo:rsid="0019dedb" officeooo:paragraph-rsid="0019dedb" style:font-size-asian="9.5pt" style:font-weight-asian="normal" style:font-weight-complex="normal"/>
    </style:style>
    <style:style style:name="P19" style:family="paragraph" style:parent-style-name="Standard" style:list-style-name="L4">
      <style:text-properties fo:color="#000000" loext:opacity="100%" style:font-name="Cascadia Mono" fo:font-size="9.5pt" fo:font-weight="normal" officeooo:rsid="001af708" officeooo:paragraph-rsid="001af708" style:font-size-asian="9.5pt" style:font-weight-asian="normal" style:font-weight-complex="normal"/>
    </style:style>
    <style:style style:name="P20" style:family="paragraph" style:parent-style-name="Standard" style:list-style-name="L5">
      <style:text-properties fo:color="#000000" loext:opacity="100%" style:font-name="Cascadia Mono" fo:font-size="9.5pt" fo:font-weight="normal" officeooo:rsid="001af708" officeooo:paragraph-rsid="001af708" style:font-size-asian="9.5pt" style:font-weight-asian="normal" style:font-weight-complex="normal"/>
    </style:style>
    <style:style style:name="P21" style:family="paragraph" style:parent-style-name="Standard" style:list-style-name="L6">
      <style:text-properties fo:color="#000000" loext:opacity="100%" style:font-name="Cascadia Mono" fo:font-size="9.5pt" fo:font-weight="normal" officeooo:rsid="001af708" officeooo:paragraph-rsid="001af708" style:font-size-asian="9.5pt" style:font-weight-asian="normal" style:font-weight-complex="normal"/>
    </style:style>
    <style:style style:name="P22" style:family="paragraph" style:parent-style-name="Standard" style:list-style-name="L1">
      <style:text-properties fo:color="#5983b0" loext:opacity="100%" style:font-name="Cascadia Mono" fo:font-size="9.5pt" officeooo:rsid="0017c168" officeooo:paragraph-rsid="0017c168" style:font-size-asian="9.5pt"/>
    </style:style>
    <style:style style:name="P23" style:family="paragraph" style:parent-style-name="Standard" style:list-style-name="L2">
      <style:text-properties style:use-window-font-color="true" loext:opacity="0%" style:font-name="Cascadia Mono" fo:font-size="9.5pt" officeooo:rsid="0019dedb" officeooo:paragraph-rsid="0019dedb" style:font-size-asian="9.5pt"/>
    </style:style>
    <style:style style:name="P24" style:family="paragraph" style:parent-style-name="Standard" style:list-style-name="L3">
      <style:text-properties style:use-window-font-color="true" loext:opacity="0%" style:font-name="Cascadia Mono" fo:font-size="9.5pt" officeooo:rsid="0019dedb" officeooo:paragraph-rsid="0019dedb" style:font-size-asian="9.5pt"/>
    </style:style>
    <style:style style:name="P25" style:family="paragraph" style:parent-style-name="Standard" style:list-style-name="L7"/>
    <style:style style:name="P26" style:family="paragraph" style:parent-style-name="Standard">
      <style:paragraph-properties fo:text-align="center" style:justify-single-word="false"/>
      <style:text-properties fo:font-weight="bold" officeooo:rsid="0022c2bb" officeooo:paragraph-rsid="0022c2bb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2c2bb" officeooo:paragraph-rsid="0022c2bb" style:font-weight-asian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weight="normal" officeooo:rsid="0022c2bb" officeooo:paragraph-rsid="0022c2bb" style:font-weight-asian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weight="normal" officeooo:rsid="0022c2bb" officeooo:paragraph-rsid="0022c2b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color="#c9211e" loext:opacity="100%" fo:font-weight="normal" officeooo:rsid="0022c2bb" officeooo:paragraph-rsid="0022c2bb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officeooo:rsid="0022c2bb" officeooo:paragraph-rsid="0022c2b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scadia Mono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fo:font-weight="bold" style:font-size-asian="9.5pt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a31515" loext:opacity="100%"/>
    </style:style>
    <style:style style:name="T12" style:family="text">
      <style:text-properties fo:color="#a31515" loext:opacity="100%" style:font-name="Cascadia Mono"/>
    </style:style>
    <style:style style:name="T13" style:family="text">
      <style:text-properties fo:color="#a31515" loext:opacity="100%" style:font-name="Cascadia Mono" fo:font-size="9.5pt" style:font-size-asian="9.5pt"/>
    </style:style>
    <style:style style:name="T14" style:family="text">
      <style:text-properties fo:color="#2e75b6" loext:opacity="100%"/>
    </style:style>
    <style:style style:name="T15" style:family="text">
      <style:text-properties fo:color="#2e75b6" loext:opacity="100%" style:font-name="Cascadia Mono"/>
    </style:style>
    <style:style style:name="T16" style:family="text">
      <style:text-properties fo:color="#ff0000" loext:opacity="100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800080" loext:opacity="100%" fo:font-weight="bold" style:font-weight-asian="bold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style:font-name="Cascadia Mono" fo:font-size="9.5pt" style:font-size-asian="9.5pt"/>
    </style:style>
    <style:style style:name="T21" style:family="text">
      <style:text-properties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ntityFramework</text:p>
      <text:p text:style-name="P1"/>
      <text:list text:style-name="L1">
        <text:list-item>
          <text:p text:style-name="P16">Crear un proyecto con asp.net core MVC</text:p>
        </text:list-item>
        <text:list-item>
          <text:p text:style-name="P16">Instalar los nugets en dependencias entity framework sql y entity framework tool</text:p>
        </text:list-item>
        <text:list-item>
          <text:p text:style-name="P16">Herramentas→ adminitrador de paquetes de nugets → Consola</text:p>
        </text:list-item>
        <text:list-item>
          <text:p text:style-name="P17">Scaffold-DbContext "Server=. ;Database=PRUEBA;Trusted_Connection=True;Trust Server Certificate=true" Microsoft.EntityFrameworkCore.SqlServer -OutputDir Models</text:p>
          <text:p text:style-name="P22">Crea las tablas en clases</text:p>
        </text:list-item>
        <text:list-item>
          <text:p text:style-name="P17">Scaffold-DbContext "Server=. ;Database=PRUEBA;Trusted_Connection=True;Trust Server Certificate=true" Microsoft.EntityFrameworkCore.SqlServer -OutputDir Models -force</text:p>
          <text:p text:style-name="P22">Actualiza las tablas (ojo. El código debe copilar sin errores)</text:p>
        </text:list-item>
      </text:list>
      <text:p text:style-name="P2"/>
      <text:p text:style-name="P3">Obtener datos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pan text:style-name="T8">using</text:span><text:span text:style-name="T1"> (PruebaContext variable = </text:span><text:span text:style-name="T8">new</text:span><text:span text:style-name="T1"> PruebaContext())</text:span></text:p>
            <text:p text:style-name="P9">{</text:p>
            <text:p text:style-name="Standard"><text:span text:style-name="T3"><text:s text:c="3"/></text:span><text:span text:style-name="T9">foreach</text:span><text:span text:style-name="T3"> (var i </text:span><text:span text:style-name="T9">in</text:span><text:span text:style-name="T3"> variable.Personas.ToList())</text:span></text:p>
            <text:p text:style-name="P9"><text:s text:c="3"/>{</text:p>
            <text:p text:style-name="P9"><text:s text:c="7"/>Console.WriteLine(i.Nombre);</text:p>
            <text:p text:style-name="P9"><text:s text:c="3"/>}</text:p>
            <text:p text:style-name="P10">}</text:p>
          </table:table-cell>
        </table:table-row>
      </table:table>
      <text:p text:style-name="P3"/>
      <text:p text:style-name="P3">Agreg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"><text:span text:style-name="T8">using</text:span><text:span text:style-name="T1"> (PruebaContext variable = </text:span><text:span text:style-name="T8">new</text:span><text:span text:style-name="T1"> PruebaContext())</text:span></text:p>
            <text:p text:style-name="P9">{</text:p>
            <text:p text:style-name="Standard"><text:span text:style-name="T3"><text:s text:c="4"/>Persona aux = </text:span><text:span text:style-name="T9">new</text:span><text:span text:style-name="T3"> Persona();</text:span></text:p>
            <text:p text:style-name="Standard"><text:span text:style-name="T3"><text:s text:c="4"/>aux.Nombre = </text:span><text:span text:style-name="T13">"Leo"</text:span><text:span text:style-name="T3">;</text:span></text:p>
            <text:p text:style-name="Standard"><text:span text:style-name="T3"><text:s text:c="4"/>aux.Apellido = </text:span><text:span text:style-name="T13">"Messi"</text:span><text:span text:style-name="T3">;</text:span></text:p>
            <text:p text:style-name="P9"><text:s text:c="4"/>variable.Personas.Add(aux);</text:p>
            <text:p text:style-name="P9"><text:s text:c="4"/>variable.SaveChanges();</text:p>
            <text:p text:style-name="P9">}</text:p>
          </table:table-cell>
        </table:table-row>
      </table:table>
      <text:p text:style-name="P3"/>
      <text:p text:style-name="P3">Modificar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T8">using</text:span><text:span text:style-name="T1"> (PruebaContext variable = </text:span><text:span text:style-name="T8">new</text:span><text:span text:style-name="T1"> PruebaContext())</text:span></text:p>
            <text:p text:style-name="P9">{</text:p>
            <text:p text:style-name="Standard"><text:span text:style-name="T3"><text:s text:c="4"/></text:span><text:span text:style-name="T9">var</text:span><text:span text:style-name="T3"> aux = variable.Personas.Find(1);</text:span></text:p>
            <text:p text:style-name="Standard"><text:span text:style-name="T3"><text:s text:c="4"/>aux.Nombre = </text:span><text:span text:style-name="T13">"Aguero"</text:span><text:span text:style-name="T3">;</text:span></text:p>
            <text:p text:style-name="P9"><text:s text:c="4"/>variable.Entry(aux).State=Microsoft.EntityFrameworkCore.EntityState.Modified;</text:p>
            <text:p text:style-name="P9"><text:s text:c="4"/>variable.SaveChanges();</text:p>
            <text:p text:style-name="P9">}</text:p>
          </table:table-cell>
        </table:table-row>
      </table:table>
      <text:p text:style-name="P3"/>
      <text:p text:style-name="P3">Eliminar</text:p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p text:style-name="P6"><text:span text:style-name="T8">using</text:span><text:span text:style-name="T1"> (PruebaContext variable = </text:span><text:span text:style-name="T8">new</text:span><text:span text:style-name="T1"> PruebaContext())</text:span></text:p>
            <text:p text:style-name="P9">{</text:p>
            <text:p text:style-name="Standard"><text:span text:style-name="T3"><text:s text:c="4"/></text:span><text:span text:style-name="T9">var</text:span><text:span text:style-name="T3"> aux = variable.Personas.Find(1);</text:span></text:p>
            <text:p text:style-name="P9"><text:s text:c="4"/>variable.Remove(aux);</text:p>
            <text:p text:style-name="P9"><text:s text:c="4"/>variable.SaveChanges();</text:p>
            <text:p text:style-name="P9">}</text:p>
          </table:table-cell>
        </table:table-row>
      </table:table>
      <text:p text:style-name="P3"/>
      <text:p text:style-name="P3"/>
      <text:p text:style-name="P4">Cambios Importantes para usar en ASP.net</text:p>
      <text:p text:style-name="P4"/>
      <text:list text:style-name="L2">
        <text:list-item>
          <text:p text:style-name="P23">Cambiar de lugar la conexión a la base de datos.(en NombreContext)</text:p>
        </text:list-item>
      </text:list>
      <text:list xml:id="list2406345578" text:style-name="L3">
        <text:list-item>
          <text:list>
            <text:list-item>
              <text:p text:style-name="P24">Comentar el contenido del metodo <text:span text:style-name="T6">OnConfiguring </text:span></text:p>
            </text:list-item>
            <text:list-item>
              <text:p text:style-name="P18">Copiar la conexión </text:p>
            </text:list-item>
            <text:list-item>
              <text:p text:style-name="P18">ir a appsettings.json</text:p>
            </text:list-item>
            <text:list-item>
              <text:p text:style-name="P18">agregar</text:p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8"><text:span text:style-name="T14">"ConnectionStrings"</text:span><text:span text:style-name="T1">: {</text:span></text:p>
            <text:p text:style-name="P14"><text:span text:style-name="T2"><text:s text:c="4"/></text:span><text:span text:style-name="T15">"conexion"</text:span><text:span text:style-name="T2">: </text:span><text:span text:style-name="T12">"Server=. ;Database=PRUEBA;Trusted_Connection=True;Trust Server Certificate=true"</text:span></text:p>
            <text:p text:style-name="P13"><text:s text:c="2"/>}</text:p>
          </table:table-cell>
        </table:table-row>
      </table:table>
      <text:list xml:id="list31414315391447" text:continue-numbering="true" text:style-name="L3">
        <text:list-item>
          <text:list>
            <text:list-item>
              <text:p text:style-name="P24"><text:soft-page-break/><text:span text:style-name="T7">Ir a program y arriba de </text:span><text:span text:style-name="T6">var app </text:span><text:span text:style-name="T7">poner</text:span></text:p>
            </text:list-item>
          </text:list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Standard"><text:span text:style-name="T3"><text:s/>builder.Services.AddDbContext&lt;</text:span><text:span text:style-name="T20">DbFilesContext</text:span><text:span text:style-name="T3">&gt;(option =&gt;</text:span></text:p>
            <text:p text:style-name="P9">option.UseSqlServer(builder.Configuration.GetConnectionString(<text:span text:style-name="T11">"conexion"</text:span>)));</text:p>
          </table:table-cell>
        </table:table-row>
        <table:table-row>
          <table:table-cell table:style-name="Tabla6.A2" office:value-type="string">
            <text:p text:style-name="P7">Poner lo que esta en rojo lo que corresponda a nuestra base de dataos</text:p>
            <text:p text:style-name="P7">Agregar los using necesarios con acciones rapidas</text:p>
          </table:table-cell>
        </table:table-row>
      </table:table>
      <text:p text:style-name="P11"/>
      <text:p text:style-name="P12">Metodo facil de uso</text:p>
      <text:list text:style-name="L4">
        <text:list-item>
          <text:p text:style-name="P19">Crear un controlador nuevo</text:p>
        </text:list-item>
      </text:list>
      <text:list text:style-name="L5">
        <text:list-item>
          <text:list>
            <text:list-item>
              <text:p text:style-name="P20">Agregar→controlador→<text:span text:style-name="T17">controlador de MVC con vistas que usan Entity <text:line-break/>Framework</text:span></text:p>
            </text:list-item>
            <text:list-item>
              <text:p text:style-name="P20">Se crean el controlador y las vistas</text:p>
            </text:list-item>
          </text:list>
        </text:list-item>
      </text:list>
      <text:list text:style-name="L6">
        <text:list-item>
          <text:p text:style-name="P21">(opcional) en el layault crear un ahref con ejemplo:</text:p>
          <text:p text:style-name="P21"><text:span text:style-name="T8">&lt;</text:span><text:span text:style-name="T18">a</text:span> <text:span text:style-name="T16">class</text:span><text:span text:style-name="T8">="nav-link text-dark"</text:span> <text:span text:style-name="T18">asp-area</text:span><text:span text:style-name="T8">=""</text:span> <text:span text:style-name="T18">asp-controller</text:span><text:span text:style-name="T8">="Cervezas"</text:span> <text:span text:style-name="T18">asp-action</text:span><text:span text:style-name="T8">="Index"&gt;</text:span>Tabla<text:span text:style-name="T8">&lt;/</text:span><text:span text:style-name="T18">a</text:span><text:span text:style-name="T8">&gt;</text:span></text:p>
        </text:list-item>
      </text:list>
      <text:list text:style-name="L7">
        <text:list-item>
          <text:list>
            <text:list-item>
              <text:p text:style-name="P25">Tener en cuenta que no hace falta poner Controller a Cervezas y este automáticamente hace referencia a la carpeta Cervezas que esta en las vistas donde se encuentra el Raizor Index</text:p>
            </text:list-item>
          </text:list>
        </text:list-item>
      </text:list>
      <text:p text:style-name="Standard"/>
      <text:p text:style-name="Standard"/>
      <text:p text:style-name="P26">CODE FIRST</text:p>
      <text:p text:style-name="P27">Revisar que se tiene los siguientes requisitos:</text:p>
      <text:list xml:id="list524666451" text:style-name="L8">
        <text:list-item>
          <text:p text:style-name="P28">Tener los nuguets de EntityFramwork.</text:p>
        </text:list-item>
        <text:list-item>
          <text:p text:style-name="P28">guardar la conexionstring en appsetings(<text:span text:style-name="T19">nombre da la base de datos no debe existir)</text:span></text:p>
        </text:list-item>
        <text:list-item>
          <text:p text:style-name="P28">agregar los servicios AddDbContext.</text:p>
          <text:p text:style-name="P28"/>
        </text:list-item>
      </text:list>
      <text:p text:style-name="P27">Crear una clase (recomendable en una capeta aparte):</text:p>
      <text:list xml:id="list3028521435" text:style-name="L10">
        <text:list-item>
          <text:p text:style-name="P29">Herede de DbContext</text:p>
        </text:list-item>
        <text:list-item>
          <text:p text:style-name="P29">que contenga un constructor con un parámetro DbContextOption&lt;NameClass&gt; y que este sea pasado al padre (:base)</text:p>
        </text:list-item>
        <text:list-item>
          <text:p text:style-name="P29">crear una propiedad por cada tabla</text:p>
          <text:p text:style-name="P29"><text:s/><text:span text:style-name="T10">public</text:span><text:span text:style-name="T4"> DbSet&lt;Contactos&gt; Contactos { </text:span><text:span text:style-name="T10">get</text:span><text:span text:style-name="T4">; </text:span><text:span text:style-name="T10">set</text:span><text:span text:style-name="T4">; }</text:span></text:p>
        </text:list-item>
        <text:list-item>
          <text:p text:style-name="P29"><text:span text:style-name="T4">Tener las tablas en clases ubicadas en </text:span><text:span text:style-name="T5">Models </text:span><text:span text:style-name="T4"><text:s/>y ponerle las </text:span><text:span text:style-name="T5">Data Annotations</text:span><text:span text:style-name="T4"> necesarias</text:span></text:p>
        </text:list-item>
        <text:list-item>
          <text:p text:style-name="P29"><text:span text:style-name="T4"/></text:p>
        </text:list-item>
      </text:list>
      <text:p text:style-name="P27"><text:span text:style-name="T4">Realizar la migración(en consola):</text:span>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27"><text:span text:style-name="T4">add-migration MigracionInicialContacto</text:span></text:p>
          </table:table-cell>
          <table:table-cell table:style-name="Tabla7.B1" office:value-type="string">
            <text:p text:style-name="P32">Crea una clase con el sql para crear la base de datos y tablas</text:p>
          </table:table-cell>
        </table:table-row>
        <table:table-row>
          <table:table-cell table:style-name="Tabla7.A2" office:value-type="string">
            <text:p text:style-name="P30"><text:span text:style-name="T4">update-database</text:span></text:p>
          </table:table-cell>
          <table:table-cell table:style-name="Tabla7.B2" office:value-type="string">
            <text:p text:style-name="P32">Crea la base de datos</text:p>
          </table:table-cell>
        </table:table-row>
      </table:table>
      <text:p text:style-name="P31"><text:span text:style-name="T21">Tener en cuenta que esta no tiene que existir previamente en nuestro sql serv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6T03:14:10.642000000</dc:date>
    <meta:editing-duration>PT18H52M</meta:editing-duration>
    <meta:editing-cycles>10</meta:editing-cycles>
    <meta:generator>LibreOffice/7.4.1.2$Windows_X86_64 LibreOffice_project/3c58a8f3a960df8bc8fd77b461821e42c061c5f0</meta:generator>
    <meta:document-statistic meta:table-count="7" meta:image-count="0" meta:object-count="0" meta:page-count="2" meta:paragraph-count="79" meta:word-count="423" meta:character-count="3300" meta:non-whitespace-character-count="2903"/>
  </office:meta>
</office:document-meta>
</file>